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0B9000000E79A9F2FE5.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WenQuanYi Zen Hei Mono" svg:font-family="'WenQuanYi Zen Hei Mono'" style:font-family-generic="modern" style:font-pitch="fixed"/>
    <style:font-face style:name="LM Roman 10" svg:font-family="'LM Roman 10'"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PropCourierSans" svg:font-family="PropCourierSans" style:font-family-generic="swiss" style:font-pitch="variable"/>
    <style:font-face style:name="PropCourierSans1" svg:font-family="PropCourierSans" style:font-adornments="Normal" style:font-family-generic="swiss" style:font-pitch="variable"/>
    <style:font-face style:name="Arial1" svg:font-family="Arial"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officeooo:rsid="0023771c" officeooo:paragraph-rsid="0023771c"/>
    </style:style>
    <style:style style:name="P2" style:family="paragraph" style:parent-style-name="Table_20_Contents">
      <style:text-properties officeooo:paragraph-rsid="0028c7af"/>
    </style:style>
    <style:style style:name="P3" style:family="paragraph" style:parent-style-name="Table_20_Contents">
      <style:text-properties officeooo:paragraph-rsid="002625e2"/>
    </style:style>
    <style:style style:name="P4" style:family="paragraph" style:parent-style-name="Table_20_Contents">
      <style:text-properties officeooo:rsid="002625e2" officeooo:paragraph-rsid="002625e2"/>
    </style:style>
    <style:style style:name="P5" style:family="paragraph" style:parent-style-name="footer">
      <style:text-properties officeooo:rsid="0023771c" officeooo:paragraph-rsid="0028c7af"/>
    </style:style>
    <style:style style:name="P6" style:family="paragraph" style:parent-style-name="footer">
      <style:text-properties officeooo:rsid="0023771c" officeooo:paragraph-rsid="002625e2"/>
    </style:style>
    <style:style style:name="P7" style:family="paragraph" style:parent-style-name="footer">
      <style:text-properties officeooo:paragraph-rsid="0028c7af"/>
    </style:style>
    <style:style style:name="P8" style:family="paragraph" style:parent-style-name="footer">
      <style:text-properties officeooo:rsid="001fd202"/>
    </style:style>
    <style:style style:name="P9" style:family="paragraph" style:parent-style-name="footer">
      <style:text-properties officeooo:paragraph-rsid="002625e2"/>
    </style:style>
    <style:style style:name="P10" style:family="paragraph" style:parent-style-name="footer">
      <style:text-properties officeooo:rsid="002625e2" officeooo:paragraph-rsid="002625e2"/>
    </style:style>
    <style:style style:name="P11" style:family="paragraph" style:parent-style-name="Standard">
      <style:text-properties officeooo:paragraph-rsid="0028c7af"/>
    </style:style>
    <style:style style:name="P12" style:family="paragraph" style:parent-style-name="Standard">
      <style:text-properties officeooo:rsid="001fd202" officeooo:paragraph-rsid="002625e2"/>
    </style:style>
    <style:style style:name="P13" style:family="paragraph" style:parent-style-name="Standard">
      <style:text-properties officeooo:rsid="001fd202" officeooo:paragraph-rsid="001fd202"/>
    </style:style>
    <style:style style:name="P14" style:family="paragraph" style:parent-style-name="Standard">
      <style:text-properties officeooo:paragraph-rsid="002b1456"/>
    </style:style>
    <style:style style:name="P15" style:family="paragraph" style:parent-style-name="footer" style:master-page-name="">
      <style:paragraph-properties style:page-number="auto"/>
      <style:text-properties officeooo:rsid="001fd202"/>
    </style:style>
    <style:style style:name="P16" style:family="paragraph" style:parent-style-name="footer" style:master-page-name="First_20_Page">
      <style:paragraph-properties style:page-number="auto"/>
      <style:text-properties officeooo:rsid="001fd202"/>
    </style:style>
    <style:style style:name="P17" style:family="paragraph" style:parent-style-name="Standard">
      <style:text-properties officeooo:rsid="001fd202" officeooo:paragraph-rsid="002b1456"/>
    </style:style>
    <style:style style:name="P18" style:family="paragraph" style:parent-style-name="Standard" style:master-page-name="First_20_Page">
      <style:paragraph-properties style:page-number="auto"/>
      <style:text-properties officeooo:rsid="001fd202" officeooo:paragraph-rsid="001fd202"/>
    </style:style>
    <style:style style:name="T1" style:family="text">
      <style:text-properties officeooo:rsid="001fd202"/>
    </style:style>
    <style:style style:name="fr1" style:family="graphic" style:parent-style-name="Frame">
      <style:graphic-properties style:vertical-pos="from-top" style:vertical-rel="page" style:horizontal-pos="from-left" style:horizontal-rel="page" fo:background-color="transparent" style:background-transparency="100%" fo:padding="0cm" fo:border-left="none" fo:border-right="none" fo:border-top="0.06pt solid #000000" fo:border-bottom="none" style:shadow="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108cm" svg:y="9.901cm" svg:width="0.893cm" draw:z-index="1">
        <draw:text-box fo:min-height="0.702cm">
          <text:p text:style-name="Frame_20_contents"/>
        </draw:text-box>
      </draw:frame>
      <text:p text:style-name="P18">Dear Doctor, </text:p>
      <text:p text:style-name="P12">I am privileged to write in support of my dear friend and student, Dan Peel. 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13">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text:p>
      <text:p text:style-name="P13">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text:p>
      <text:p text:style-name="P13">I recommend Dan to your fellowship program with absolute confidence. He has made me proud, as his teacher and friend, and I am sure will continue to do so as he grows in your business program and beyond. I am privileged to write in support of my dear friend and student, Dan Peel. </text:p>
      <text:p text:style-name="P13">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13"><text:soft-page-break/>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text:p>
      <text:p text:style-name="P13">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 </text:p>
      <text:p text:style-name="P17">I am privileged to write in support of my dear friend and student, Dan Peel. 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17">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p>
      <text:p text:style-name="P17">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p>
      <text:p text:style-name="P14"><text:span text:style-name="T1">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text:span><text:span text:style-name="T1">quickly learned to manage his time, work in group situations under strict deadlines, and to recognize the </text:span><text:soft-page-break/><text:span text:style-name="T1">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WenQuanYi Zen Hei Mono" svg:font-family="'WenQuanYi Zen Hei Mono'" style:font-family-generic="modern" style:font-pitch="fixed"/>
    <style:font-face style:name="LM Roman 10" svg:font-family="'LM Roman 10'"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PropCourierSans" svg:font-family="PropCourierSans" style:font-family-generic="swiss" style:font-pitch="variable"/>
    <style:font-face style:name="PropCourierSans1" svg:font-family="PropCourierSans" style:font-adornments="Normal" style:font-family-generic="swiss" style:font-pitch="variable"/>
    <style:font-face style:name="Arial1" svg:font-family="Arial"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cm" style:contextual-spacing="false" style:page-number="auto"/>
      <style:text-properties style:font-name="LM Roman 10" fo:font-size="11pt"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WenQuanYi Zen Hei Mono" style:font-size-asian="10pt" style:font-name-complex="Courier New" style:font-size-complex="10pt"/>
    </style:style>
    <style:style style:name="footer" style:family="paragraph" style:parent-style-name="Standard">
      <style:paragraph-properties fo:margin-top="0cm" fo:margin-bottom="0cm" style:contextual-spacing="false" fo:line-height="0.49cm"/>
      <style:text-properties style:font-name="PropCourierSans" fo:font-size="10.5pt" style:font-size-asian="10.5pt" style:font-size-complex="10.5pt"/>
    </style:style>
    <style:style style:name="Header" style:family="paragraph" style:parent-style-name="Standard" style:class="extra">
      <style:paragraph-properties fo:margin="100%" fo:margin-left="3.09cm" fo:margin-right="0cm" fo:margin-top="0cm" fo:margin-bottom="0cm" style:contextual-spacing="false" fo:line-height="0.49cm" fo:text-indent="0cm" style:auto-text-indent="false" text:number-lines="false" text:line-number="0">
        <style:tab-stops>
          <style:tab-stop style:position="9.021cm" style:type="center"/>
          <style:tab-stop style:position="18.041cm" style:type="right"/>
        </style:tab-stops>
      </style:paragraph-properties>
      <style:text-properties style:font-name="PropCourierSans1" fo:font-size="10.5pt" fo:language="en" fo:country="U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41cm" table:align="margins"/>
    </style:style>
    <style:style style:name="Tableau2.A" style:family="table-column">
      <style:table-column-properties style:column-width="3.006cm" style:rel-column-width="10918*"/>
    </style:style>
    <style:style style:name="Tableau2.B" style:family="table-column">
      <style:table-column-properties style:column-width="9.021cm" style:rel-column-width="32766*"/>
    </style:style>
    <style:style style:name="Tableau2.C" style:family="table-column">
      <style:table-column-properties style:column-width="3.007cm" style:rel-column-width="10924*"/>
    </style:style>
    <style:style style:name="Tableau2.D" style:family="table-column">
      <style:table-column-properties style:column-width="3.007cm" style:rel-column-width="10927*"/>
    </style:style>
    <style:style style:name="Tableau2.1" style:family="table-row">
      <style:table-row-properties style:row-height="2.96cm"/>
    </style:style>
    <style:style style:name="Tableau2.A1" style:family="table-cell">
      <style:table-cell-properties fo:padding="0cm" fo:border="none"/>
    </style:style>
    <style:style style:name="Tableau1" style:family="table">
      <style:table-properties style:width="18.041cm" table:align="margins"/>
    </style:style>
    <style:style style:name="Tableau1.A" style:family="table-column">
      <style:table-column-properties style:column-width="3.006cm" style:rel-column-width="10918*"/>
    </style:style>
    <style:style style:name="Tableau1.B" style:family="table-column">
      <style:table-column-properties style:column-width="3.007cm" style:rel-column-width="10924*"/>
    </style:style>
    <style:style style:name="Tableau1.F" style:family="table-column">
      <style:table-column-properties style:column-width="3.007cm" style:rel-column-width="10927*"/>
    </style:style>
    <style:style style:name="Tableau1.1" style:family="table-row">
      <style:table-row-properties style:row-height="2.96cm"/>
    </style:style>
    <style:style style:name="Tableau1.A1" style:family="table-cell">
      <style:table-cell-properties fo:padding="0cm" fo:border="none"/>
    </style:style>
    <style:style style:name="Tableau1.2" style:family="table-row">
      <style:table-row-properties style:row-height="3.949cm"/>
    </style:style>
    <style:style style:name="Tableau1.3" style:family="table-row">
      <style:table-row-properties style:row-height="0.49cm"/>
    </style:style>
    <style:style style:name="Tableau1.4" style:family="table-row">
      <style:table-row-properties style:row-height="0.99cm"/>
    </style:style>
    <style:style style:name="MP1" style:family="paragraph" style:parent-style-name="Table_20_Contents">
      <style:text-properties officeooo:paragraph-rsid="0028c7af"/>
    </style:style>
    <style:style style:name="MP2" style:family="paragraph" style:parent-style-name="footer">
      <style:text-properties officeooo:rsid="0023771c" officeooo:paragraph-rsid="0028c7af"/>
    </style:style>
    <style:style style:name="MP3" style:family="paragraph" style:parent-style-name="footer">
      <style:text-properties officeooo:paragraph-rsid="0028c7af"/>
    </style:style>
    <style:style style:name="MP4" style:family="paragraph" style:parent-style-name="Standard">
      <style:text-properties officeooo:paragraph-rsid="0028c7af"/>
    </style:style>
    <style:style style:name="MP5" style:family="paragraph" style:parent-style-name="footer" style:master-page-name="">
      <style:paragraph-properties style:page-number="auto"/>
      <style:text-properties officeooo:rsid="001fd202"/>
    </style:style>
    <style:style style:name="MP6" style:family="paragraph" style:parent-style-name="footer">
      <style:text-properties officeooo:rsid="001fd202"/>
    </style:style>
    <style:style style:name="MP7" style:family="paragraph" style:parent-style-name="Table_20_Contents">
      <style:text-properties officeooo:paragraph-rsid="002625e2"/>
    </style:style>
    <style:style style:name="MP8" style:family="paragraph" style:parent-style-name="footer">
      <style:text-properties officeooo:rsid="0023771c" officeooo:paragraph-rsid="002625e2"/>
    </style:style>
    <style:style style:name="MP9" style:family="paragraph" style:parent-style-name="footer">
      <style:text-properties officeooo:paragraph-rsid="002625e2"/>
    </style:style>
    <style:style style:name="MP10" style:family="paragraph" style:parent-style-name="footer">
      <style:text-properties officeooo:rsid="002625e2" officeooo:paragraph-rsid="002625e2"/>
    </style:style>
    <style:style style:name="MP11" style:family="paragraph" style:parent-style-name="Table_20_Contents">
      <style:text-properties officeooo:rsid="002625e2" officeooo:paragraph-rsid="002625e2"/>
    </style:style>
    <style:style style:name="MP12" style:family="paragraph" style:parent-style-name="Standard">
      <style:text-properties officeooo:rsid="001fd202" officeooo:paragraph-rsid="002625e2"/>
    </style:style>
    <style:style style:name="MP13" style:family="paragraph" style:parent-style-name="footer" style:master-page-name="First_20_Page">
      <style:paragraph-properties style:page-number="auto"/>
      <style:text-properties officeooo:rsid="001fd20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1.48cm" fo:margin-top="1.48cm" fo:margin-bottom="1.48cm" fo:margin-left="1.48cm" fo:margin-right="1.48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1.48cm" fo:margin-top="1.48cm" fo:margin-bottom="1.48cm" fo:margin-left="1.48cm" fo:margin-right="1.48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4.401cm" fo:margin-left="0cm" fo:margin-right="0cm" fo:margin-top="3.401cm" style:shadow="none" fo:background-color="transparent" style:dynamic-spacing="false">
          <style:background-image/>
        </style:header-footer-properties>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draw:frame draw:style-name="Mfr1" draw:name="images1" text:anchor-type="paragraph" svg:x="-0.801cm" svg:y="-0.771cm" svg:width="3.004cm" svg:height="3.75cm" draw:z-index="3"><draw:image xlink:href="Pictures/20000002000000B9000000E79A9F2FE5.eps" xlink:type="simple" xlink:show="embed" xlink:actuate="onLoad"/></draw:frame></text:p>
            </table:table-cell>
            <table:table-cell table:style-name="Tableau2.A1" office:value-type="string">
              <text:p text:style-name="MP2">From: Antoon Bosselaers</text:p>
              <text:p text:style-name="MP2">Research Applied Cryptography </text:p>
              <text:p text:style-name="MP3">antoon.bosselaers@esat.kuleuven.ac.be </text:p>
              <text:p text:style-name="MP2">Tel +32 16 32 18 07 — Fax +32 16 32 19 69 </text:p>
            </table:table-cell>
            <table:table-cell table:style-name="Tableau2.A1" office:value-type="string">
              <text:p text:style-name="MP1"/>
            </table:table-cell>
            <table:table-cell table:style-name="Tableau2.A1" office:value-type="string">
              <text:p text:style-name="MP1"/>
            </table:table-cell>
          </table:table-row>
        </table:table>
        <text:p text:style-name="MP4"/>
      </style:header>
      <style:footer>
        <text:p text:style-name="MP5">ESAT/COSIC — Research Applied Cryptography</text:p>
        <text:p text:style-name="MP6">Kasteelpark Arenberg 10, bus 2446, B3001 Heverlee, Belgium</text:p>
        <text:p text:style-name="MP6">+32 (0) 16 32 18 07 — http://cosic.esat.kuleuven.be/</text:p>
      </style:footer>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number-columns-repeated="2"/>
          <table:table-column table:style-name="Tableau1.A"/>
          <table:table-column table:style-name="Tableau1.B"/>
          <table:table-column table:style-name="Tableau1.F"/>
          <table:table-row table:style-name="Tableau1.1">
            <table:table-cell table:style-name="Tableau1.A1" office:value-type="string">
              <text:p text:style-name="MP7"><draw:frame draw:style-name="Mfr1" draw:name="images4" text:anchor-type="paragraph" svg:x="-0.801cm" svg:y="-0.771cm" svg:width="3.004cm" svg:height="3.75cm" draw:z-index="0"><draw:image xlink:href="Pictures/20000002000000B9000000E79A9F2FE5.eps" xlink:type="simple" xlink:show="embed" xlink:actuate="onLoad"/></draw:frame></text:p>
            </table:table-cell>
            <table:table-cell table:style-name="Tableau1.A1" table:number-columns-spanned="3" office:value-type="string">
              <text:p text:style-name="MP8">From: Antoon Bosselaers</text:p>
              <text:p text:style-name="MP8">Research Applied Cryptography </text:p>
              <text:p text:style-name="MP9">antoon.bosselaers@esat.kuleuven.ac.be </text:p>
              <text:p text:style-name="MP8">Tel +32 16 32 18 07 — Fax +32 16 32 19 69 </text:p>
            </table:table-cell>
            <table:covered-table-cell/>
            <table:covered-table-cell/>
            <table:table-cell table:style-name="Tableau1.A1" office:value-type="string">
              <text:p text:style-name="MP7"/>
            </table:table-cell>
            <table:table-cell table:style-name="Tableau1.A1" office:value-type="string">
              <text:p text:style-name="MP7"/>
            </table:table-cell>
          </table:table-row>
          <table:table-row table:style-name="Tableau1.2">
            <table:table-cell table:style-name="Tableau1.A1" office:value-type="string">
              <text:p text:style-name="MP7"/>
            </table:table-cell>
            <table:table-cell table:style-name="Tableau1.A1" office:value-type="string">
              <text:p text:style-name="MP7"/>
            </table:table-cell>
            <table:table-cell table:style-name="Tableau1.A1" office:value-type="string">
              <text:p text:style-name="MP7"/>
            </table:table-cell>
            <table:table-cell table:style-name="Tableau1.A1" table:number-columns-spanned="3" office:value-type="string">
              <text:p text:style-name="MP10">To: Dr Helen Smith </text:p>
              <text:p text:style-name="MP10">Cryptography and Information Security Group, <text:line-break/>77 Massachusetts Ave,</text:p>
              <text:p text:style-name="MP10">Cambridge, MA, United States</text:p>
            </table:table-cell>
            <table:covered-table-cell/>
            <table:covered-table-cell/>
          </table:table-row>
          <table:table-row table:style-name="Tableau1.3">
            <table:table-cell table:style-name="Tableau1.A1" table:number-columns-spanned="3" office:value-type="string">
              <text:p text:style-name="MP10">Object:</text:p>
            </table:table-cell>
            <table:covered-table-cell/>
            <table:covered-table-cell/>
            <table:table-cell table:style-name="Tableau1.A1" table:number-columns-spanned="3" office:value-type="string">
              <text:p text:style-name="MP7"/>
            </table:table-cell>
            <table:covered-table-cell/>
            <table:covered-table-cell/>
          </table:table-row>
          <table:table-row table:style-name="Tableau1.4">
            <table:table-cell table:style-name="Tableau1.A1" table:number-columns-spanned="3" office:value-type="string">
              <text:p text:style-name="MP11">Recommendation letter for Dan Peel</text:p>
            </table:table-cell>
            <table:covered-table-cell/>
            <table:covered-table-cell/>
            <table:table-cell table:style-name="Tableau1.A1" table:number-columns-spanned="3" office:value-type="string">
              <text:p text:style-name="MP11">Leuven, March 17, 2012</text:p>
            </table:table-cell>
            <table:covered-table-cell/>
            <table:covered-table-cell/>
          </table:table-row>
        </table:table>
        <text:p text:style-name="MP12"/>
      </style:header>
      <style:footer>
        <text:p text:style-name="MP13">ESAT/COSIC — Research Applied Cryptography</text:p>
        <text:p text:style-name="MP6">Kasteelpark Arenberg 10, bus 2446, B3001 Heverlee, Belgium</text:p>
        <text:p text:style-name="MP6">+32 (0) 16 32 18 07 — http://cosic.esat.kuleuven.b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22:37:08</meta:creation-date>
    <dc:date>2013-01-17T14:12:20</dc:date>
    <meta:editing-duration>PT14H26M4S</meta:editing-duration>
    <meta:editing-cycles>9</meta:editing-cycles>
    <meta:generator>LibreOffice/3.6$Linux_x86 LibreOffice_project/360m1$Build-3</meta:generator>
    <meta:document-statistic meta:table-count="2" meta:image-count="2" meta:object-count="0" meta:page-count="3" meta:paragraph-count="32" meta:word-count="974" meta:character-count="5822" meta:non-whitespace-character-count="4863"/>
  </office:meta>
</office:document-meta>
</file>